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4</text:p>
          </table:table-cell>
          <table:table-cell table:style-name="ce4" office:value-type="string" calcext:value-type="string">
            <text:p>C2DSTA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destination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length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start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 link table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BA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base addres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W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bit width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LA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shift control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BREQ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BREQ# signal mask control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VLW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VL# signal wait c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PYR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(TA/Root Bus) priority c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MAX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maximum burst lengt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F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 FIFO remaining amou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1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F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FO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FR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es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BRE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bus revision numb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BSP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H4 Root Bus split enab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X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ernal interrupt statu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rror interrupt statu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norm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xternal interrupt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PVR-DMA startup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PVR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G2-DMA startup mask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G2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command table addre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trigger select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enable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Y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system control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status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HTC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hard trigger clear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M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MSP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T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TXD address counter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counter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ba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 address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length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di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enable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read access timing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write access timing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read access timing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write access timing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read access timing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read access timing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SYS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mode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DY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1IORDY signal control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address count (on Root Bus)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G2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ystem memory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length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direction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trigger selec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enable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tar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ystem memory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length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direction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trigger selec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enable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ystem memory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length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direction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trigger selec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enable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ystem memory start address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length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direction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trigger selec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enable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2 bus ver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S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DS timeou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TR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TR timeou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ou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2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AICA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root bus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Ext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root bus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Ext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root bus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Dev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root bus)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 address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ystem memory start address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length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direction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trigger select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enable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VR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Ext)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root bus)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transfer counter</text:p>
          </table:table-cell>
        </table:table-row>
        <table:table-row table:style-name="ro1" table:number-rows-repeated="10484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5:36.188816533</meta:creation-date>
    <meta:generator>LibreOffice/7.5.5.2$Linux_X86_64 LibreOffice_project/50$Build-2</meta:generator>
    <dc:date>2023-10-11T15:03:25.868118329</dc:date>
    <meta:editing-duration>PT2H17M49S</meta:editing-duration>
    <meta:editing-cycles>2</meta:editing-cycles>
    <meta:document-statistic meta:table-count="1" meta:cell-count="762" meta:object-count="0"/>
  </office:meta>
</office:document-meta>
</file>